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a52da" officeooo:paragraph-rsid="001a52da"/>
    </style:style>
    <style:style style:name="P2" style:family="paragraph" style:parent-style-name="Text_20_body">
      <style:text-properties fo:language="en" fo:country="US" officeooo:rsid="0016a15b" officeooo:paragraph-rsid="0016a15b"/>
    </style:style>
    <style:style style:name="P3" style:family="paragraph" style:parent-style-name="Text_20_body">
      <style:text-properties fo:language="en" fo:country="US" officeooo:paragraph-rsid="0016a15b"/>
    </style:style>
    <style:style style:name="P4" style:family="paragraph" style:parent-style-name="Text_20_body">
      <style:paragraph-properties fo:text-align="justify" style:justify-single-word="false"/>
      <style:text-properties fo:language="en" fo:country="US" officeooo:rsid="00183702" officeooo:paragraph-rsid="0029f157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rsid="001894ff" officeooo:paragraph-rsid="001894ff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1a52da" officeooo:paragraph-rsid="001a52da"/>
    </style:style>
    <style:style style:name="P7" style:family="paragraph" style:parent-style-name="Text_20_body">
      <style:paragraph-properties fo:text-align="justify" style:justify-single-word="false"/>
      <style:text-properties fo:language="en" fo:country="US" officeooo:rsid="001c15b2" officeooo:paragraph-rsid="001c15b2"/>
    </style:style>
    <style:style style:name="P8" style:family="paragraph" style:parent-style-name="Text_20_body">
      <style:paragraph-properties fo:text-align="justify" style:justify-single-word="false"/>
      <style:text-properties fo:language="en" fo:country="US" officeooo:rsid="001dbae9" officeooo:paragraph-rsid="001f5d4c"/>
    </style:style>
    <style:style style:name="P9" style:family="paragraph" style:parent-style-name="Text_20_body">
      <style:paragraph-properties fo:text-align="justify" style:justify-single-word="false"/>
      <style:text-properties fo:language="en" fo:country="US" officeooo:rsid="001fd8e5" officeooo:paragraph-rsid="001fd8e5"/>
    </style:style>
    <style:style style:name="P10" style:family="paragraph" style:parent-style-name="Text_20_body">
      <style:paragraph-properties fo:text-align="justify" style:justify-single-word="false"/>
      <style:text-properties fo:language="en" fo:country="US" officeooo:rsid="00211623" officeooo:paragraph-rsid="00211623"/>
    </style:style>
    <style:style style:name="P11" style:family="paragraph" style:parent-style-name="Text_20_body" style:list-style-name="L1">
      <style:paragraph-properties fo:text-align="justify" style:justify-single-word="false"/>
      <style:text-properties fo:language="en" fo:country="US" officeooo:rsid="00211623" officeooo:paragraph-rsid="00211623"/>
    </style:style>
    <style:style style:name="P12" style:family="paragraph" style:parent-style-name="Text_20_body">
      <style:paragraph-properties fo:text-align="justify" style:justify-single-word="false"/>
      <style:text-properties fo:language="en" fo:country="US" officeooo:rsid="00211623" officeooo:paragraph-rsid="002522f9"/>
    </style:style>
    <style:style style:name="P13" style:family="paragraph" style:parent-style-name="Text_20_body">
      <style:paragraph-properties fo:text-align="justify" style:justify-single-word="false"/>
      <style:text-properties fo:language="en" fo:country="US" officeooo:rsid="00225332" officeooo:paragraph-rsid="00225332"/>
    </style:style>
    <style:style style:name="P14" style:family="paragraph" style:parent-style-name="Text_20_body" style:list-style-name="L3">
      <style:paragraph-properties fo:text-align="justify" style:justify-single-word="false"/>
      <style:text-properties fo:language="en" fo:country="US" officeooo:rsid="00225332" officeooo:paragraph-rsid="00225332"/>
    </style:style>
    <style:style style:name="P15" style:family="paragraph" style:parent-style-name="Text_20_body">
      <style:paragraph-properties fo:text-align="justify" style:justify-single-word="false"/>
      <style:text-properties fo:language="en" fo:country="US" officeooo:rsid="0022f8b4" officeooo:paragraph-rsid="0022f8b4"/>
    </style:style>
    <style:style style:name="P16" style:family="paragraph" style:parent-style-name="Text_20_body" style:list-style-name="L2">
      <style:paragraph-properties fo:text-align="justify" style:justify-single-word="false"/>
      <style:text-properties fo:language="en" fo:country="US" officeooo:rsid="0022f8b4" officeooo:paragraph-rsid="0022f8b4"/>
    </style:style>
    <style:style style:name="P17" style:family="paragraph" style:parent-style-name="Text_20_body">
      <style:paragraph-properties fo:text-align="justify" style:justify-single-word="false"/>
      <style:text-properties fo:language="en" fo:country="US" officeooo:rsid="002337af" officeooo:paragraph-rsid="002337af"/>
    </style:style>
    <style:style style:name="P18" style:family="paragraph" style:parent-style-name="Text_20_body">
      <style:paragraph-properties fo:text-align="start" style:justify-single-word="false"/>
      <style:text-properties fo:language="en" fo:country="US" officeooo:rsid="002522f9" officeooo:paragraph-rsid="002522f9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paragraph-rsid="001a52da"/>
    </style:style>
    <style:style style:name="P20" style:family="paragraph" style:parent-style-name="Title">
      <style:text-properties fo:language="en" fo:country="US" officeooo:rsid="0016a15b" officeooo:paragraph-rsid="001a52da"/>
    </style:style>
    <style:style style:name="P21" style:family="paragraph" style:parent-style-name="Heading_20_1">
      <style:text-properties officeooo:paragraph-rsid="0016a15b"/>
    </style:style>
    <style:style style:name="P22" style:family="paragraph" style:parent-style-name="Heading_20_1" style:list-style-name="">
      <style:paragraph-properties fo:break-before="page"/>
      <style:text-properties fo:language="en" fo:country="US" officeooo:rsid="001a52da" officeooo:paragraph-rsid="001a52da"/>
    </style:style>
    <style:style style:name="P23" style:family="paragraph" style:parent-style-name="Heading_20_1">
      <style:paragraph-properties fo:break-before="page"/>
      <style:text-properties officeooo:rsid="001f5d4c" officeooo:paragraph-rsid="001f5d4c"/>
    </style:style>
    <style:style style:name="P24" style:family="paragraph" style:parent-style-name="Subtitle">
      <style:text-properties fo:language="en" fo:country="US"/>
    </style:style>
    <style:style style:name="T1" style:family="text">
      <style:text-properties officeooo:rsid="0018d41e"/>
    </style:style>
    <style:style style:name="T2" style:family="text">
      <style:text-properties officeooo:rsid="001a52da"/>
    </style:style>
    <style:style style:name="T3" style:family="text">
      <style:text-properties officeooo:rsid="001c15b2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6a15b"/>
    </style:style>
    <style:style style:name="T6" style:family="text">
      <style:text-properties officeooo:rsid="001dbae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337af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f5d4c"/>
    </style:style>
    <style:style style:name="T11" style:family="text">
      <style:text-properties officeooo:rsid="00225332"/>
    </style:style>
    <style:style style:name="T12" style:family="text">
      <style:text-properties officeooo:rsid="0022f8b4"/>
    </style:style>
    <style:style style:name="T13" style:family="text">
      <style:text-properties officeooo:rsid="002337af"/>
    </style:style>
    <style:style style:name="T14" style:family="text">
      <style:text-properties style:text-position="super 58%"/>
    </style:style>
    <style:style style:name="T15" style:family="text">
      <style:text-properties officeooo:rsid="002522f9"/>
    </style:style>
    <style:style style:name="T16" style:family="text">
      <style:text-properties fo:color="#000080" style:text-underline-style="solid" style:text-underline-width="auto" style:text-underline-color="font-color" officeooo:rsid="001a52da" style:language-asian="zxx" style:country-asian="none" style:language-complex="zxx" style:country-complex="none"/>
    </style:style>
    <style:style style:name="T17" style:family="text">
      <style:text-properties fo:color="#000080" style:text-underline-style="solid" style:text-underline-width="auto" style:text-underline-color="font-color" officeooo:rsid="00225332" style:language-asian="zxx" style:country-asian="none" style:language-complex="zxx" style:country-complex="none"/>
    </style:style>
    <style:style style:name="T18" style:family="text">
      <style:text-properties fo:color="#000080" style:text-underline-style="none" officeooo:rsid="001a52da" style:language-asian="zxx" style:country-asian="none" style:language-complex="zxx" style:country-complex="none"/>
    </style:style>
    <style:style style:name="T19" style:family="text">
      <style:text-properties fo:color="#000080" style:text-underline-style="none" officeooo:rsid="00225332" style:language-asian="zxx" style:country-asian="none" style:language-complex="zxx" style:country-complex="none"/>
    </style:style>
    <style:style style:name="T20" style:family="text">
      <style:text-properties style:text-underline-style="none" officeooo:rsid="00225332"/>
    </style:style>
    <style:style style:name="T21" style:family="text">
      <style:text-properties fo:color="#000000" style:text-underline-style="none" officeooo:rsid="00225332" style:language-asian="zxx" style:country-asian="none" style:language-complex="zxx" style:country-complex="none"/>
    </style:style>
    <style:style style:name="T22" style:family="text">
      <style:text-properties fo:color="#000000" style:text-underline-style="solid" style:text-underline-width="auto" style:text-underline-color="font-color" officeooo:rsid="00225332" style:language-asian="zxx" style:country-asian="none" style:language-complex="zxx" style:country-complex="none"/>
    </style:style>
    <style:style style:name="T23" style:family="text">
      <style:text-properties officeooo:rsid="0028c5a3"/>
    </style:style>
    <style:style style:name="T24" style:family="text">
      <style:text-properties officeooo:rsid="002aebee"/>
    </style:style>
    <style:style style:name="T25" style:family="text">
      <style:text-properties officeooo:rsid="002c4c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operty market in Paris</text:p>
      <text:p text:style-name="P24"><text:span text:style-name="T2">C</text:span>omparing prices vs neighborhood’s services</text:p>
      <text:p text:style-name="P2"/>
      <text:p text:style-name="P2"/>
      <text:p text:style-name="P2"/>
      <text:p text:style-name="P2"/>
      <text:h text:style-name="P21" text:outline-level="1"><text:span text:style-name="T5">Introduction</text:span></text:h>
      <text:p text:style-name="P3"/>
      <text:p text:style-name="P4">The <text:span text:style-name="T25">property </text:span>market is one of the most speculative markets today.</text:p>
      <text:p text:style-name="P4">Although housing is considered a basic necessity, it’s also seen as one of the most profitable <text:span text:style-name="T10">investments</text:span>, making it difficult for most people to buy or even rent property in cities’ center.</text:p>
      <text:p text:style-name="P5">Paris is one of the most expensive cities in the world <text:span text:style-name="T1">when it comes to buying or renting properties. According to the Global Property Guide’s website [1], Paris is the 7th most expensive city in the world to buy property and the 10th when it comes to renting. For someone who want’s to rent a property in Paris, a question that frequently arises is “Am I paying this much because this neighborhood offers a good range of services or is it just due to speculation?”. The intent of this study is to provide some insights to help a future tenant answering this question.</text:span></text:p>
      <text:p text:style-name="P7">There are numerous factors that influence property price and it’s not possible to consider it all in this study, so I will try to focus <text:span text:style-name="T6">on relevant services for neighborhood’s inhabitants (for instance, the existence of hotels is not relevant, but the existence of banking services may be).</text:span></text:p>
      <text:p text:style-name="P8">For this study I will map the concept of neighborhood to Paris’ <text:span text:style-name="T7">arrondissements</text:span><text:span text:style-name="T9">, which are administrative divisions inside the city of Paris. This concept makes it easier to retrieve data already confined to a particular neighborhood from official sources.</text:span></text:p>
      <text:p text:style-name="P9"><text:span text:style-name="T9">By the end of this report, someone with the intent of buying/renting a property in Paris, will be able to choose between one of the twenty neighborhoods (</text:span><text:span text:style-name="T7">arrondissements</text:span><text:span text:style-name="T9">) according to the density of services available and the type of services.</text:span></text:p>
      <text:p text:style-name="P9"><text:span text:style-name="T9"/></text:p>
      <text:h text:style-name="P23" text:outline-level="1">Data</text:h>
      <text:p text:style-name="P6"/>
      <text:p text:style-name="P10">When acquiring data for solving a given problem, there are two main characteristics that are crucial for the project’s success:</text:p>
      <text:list xml:id="list2075019624" text:style-name="L1">
        <text:list-item>
          <text:p text:style-name="P11">Data accuracy</text:p>
        </text:list-item>
        <text:list-item>
          <text:p text:style-name="P11">Data freshness</text:p>
        </text:list-item>
      </text:list>
      <text:p text:style-name="P10">Data accuracy is most probably guaranteed by obtaining data from reliable and official sources. Freshness it’s not always possible but it’s desirable, otherwise there’s the risk of trying to address a problem with outdated data.</text:p>
      <text:p text:style-name="P10">For this study I tried to guarantee <text:span text:style-name="T23">these</text:span> characteristics when researching for potential sources.</text:p>
      <text:p text:style-name="P10"/>
      <text:p text:style-name="P12"><text:span text:style-name="T11">From</text:span> the beginning of this study, it was my intention to display means of visualizing the neighborhoods on a map and to achieve that I would need geographic information to help me establish the boundaries of each neighborhood. I managed to obtain a GeoJSON file <text:span text:style-name="T11">from </text:span><text:a xlink:type="simple" xlink:href="https://www.data.gouv.fr/" text:style-name="Internet_20_link" text:visited-style-name="Visited_20_Internet_20_Link"><text:span text:style-name="T16">https://www.data.gouv.fr</text:span></text:a><text:span text:style-name="T18"> </text:span><text:span text:style-name="T21">[2]</text:span><text:span text:style-name="T22">,</text:span><text:span text:style-name="T18"> </text:span><text:span text:style-name="T20">a</text:span><text:span text:style-name="T11"> governmental source with data provided by Paris City Hall (data from 2019).</text:span></text:p>
      <text:p text:style-name="P10"/>
      <text:p text:style-name="P13">Since the GeoJSON file only defines boundaries but not the coordinates of a central point of the neighborhood, I obtained a second data set from <text:a xlink:type="simple" xlink:href="https://opendata.paris.fr/" text:style-name="Internet_20_link" text:visited-style-name="Visited_20_Internet_20_Link">https://opendata.paris.fr</text:a> <text:span text:style-name="T15">[3] </text:span>with data also provided by <text:span text:style-name="T23">the </text:span>Paris City Hall <text:span text:style-name="T13">(data from 2013, since there were no changes since then)</text:span>. Besides the coordinates of the central point, this source also provided the name and number of each neighborhood (each <text:span text:style-name="T7">arrondissement </text:span><text:span text:style-name="T9">has a number that administratively identifies it). </text:span></text:p>
      <text:p text:style-name="P15"><text:span text:style-name="T9">The above data sources allowed me to have identification, borders and coordinates of Paris’ neighborhoods:</text:span></text:p>
      <text:p text:style-name="P15"><text:span text:style-name="T9"/></text:p>
      <text:list xml:id="list3808121308" text:style-name="L2">
        <text:list-item>
          <text:p text:style-name="P16"><text:span text:style-name="T9">Louvre</text:span></text:p>
        </text:list-item>
        <text:list-item>
          <text:p text:style-name="P16"><text:span text:style-name="T9">Bourse</text:span></text:p>
        </text:list-item>
        <text:list-item>
          <text:p text:style-name="P16"><text:span text:style-name="T9">Temple</text:span></text:p>
        </text:list-item>
        <text:list-item>
          <text:p text:style-name="P16"><text:span text:style-name="T9">Hôtel-de-Ville</text:span></text:p>
        </text:list-item>
        <text:list-item>
          <text:p text:style-name="P16"><text:span text:style-name="T9">Panthéon</text:span></text:p>
        </text:list-item>
        <text:list-item>
          <text:p text:style-name="P16"><text:span text:style-name="T9">Luxembourg</text:span></text:p>
        </text:list-item>
        <text:list-item>
          <text:p text:style-name="P16"><text:span text:style-name="T9">Palais-Bourbon</text:span></text:p>
        </text:list-item>
        <text:list-item>
          <text:p text:style-name="P16"><text:span text:style-name="T9">Élysée</text:span></text:p>
        </text:list-item>
        <text:list-item>
          <text:p text:style-name="P16"><text:span text:style-name="T9">Opéra</text:span></text:p>
        </text:list-item>
        <text:list-item>
          <text:p text:style-name="P16"><text:span text:style-name="T9">Entrepôt</text:span></text:p>
        </text:list-item>
        <text:list-item>
          <text:p text:style-name="P16"><text:soft-page-break/><text:span text:style-name="T9">Popincourt</text:span></text:p>
        </text:list-item>
        <text:list-item>
          <text:p text:style-name="P16"><text:span text:style-name="T9">Reuilly</text:span></text:p>
        </text:list-item>
        <text:list-item>
          <text:p text:style-name="P16"><text:span text:style-name="T9">Gobelins</text:span></text:p>
        </text:list-item>
        <text:list-item>
          <text:p text:style-name="P16"><text:span text:style-name="T9">Observatoire</text:span></text:p>
        </text:list-item>
        <text:list-item>
          <text:p text:style-name="P16"><text:span text:style-name="T9">Vaugirard</text:span></text:p>
        </text:list-item>
        <text:list-item>
          <text:p text:style-name="P16"><text:span text:style-name="T9">Passy</text:span></text:p>
        </text:list-item>
        <text:list-item>
          <text:p text:style-name="P16"><text:span text:style-name="T9">Batignolles-Monceau</text:span></text:p>
        </text:list-item>
        <text:list-item>
          <text:p text:style-name="P16"><text:span text:style-name="T9">Buttes-Montmartre</text:span></text:p>
        </text:list-item>
        <text:list-item>
          <text:p text:style-name="P16"><text:span text:style-name="T9">Buttes-Chaumont</text:span></text:p>
        </text:list-item>
        <text:list-item>
          <text:p text:style-name="P16"><text:span text:style-name="T9">Ménilmontant</text:span></text:p>
        </text:list-item>
      </text:list>
      <text:p text:style-name="P15"><text:span text:style-name="T9"/></text:p>
      <text:p text:style-name="P13">To retrieve information about the services provided in each neighborhood, the FourSquare API was used. <text:span text:style-name="T12">I defined a radius around a central point of each neighborhood and explored the services provided within that radius for some specific categories (the ones that might bring most value to a prospective buyer/renter):</text:span></text:p>
      <text:p text:style-name="P13"/>
      <text:list xml:id="list4253077060" text:style-name="L3">
        <text:list-item>
          <text:p text:style-name="P14">Arts &amp; Entertainment</text:p>
        </text:list-item>
        <text:list-item>
          <text:p text:style-name="P14">College &amp; Univerity</text:p>
        </text:list-item>
        <text:list-item>
          <text:p text:style-name="P14">Food</text:p>
        </text:list-item>
        <text:list-item>
          <text:p text:style-name="P14">Nightlife Spot</text:p>
        </text:list-item>
        <text:list-item>
          <text:p text:style-name="P14">Outdoors &amp; Recreation</text:p>
        </text:list-item>
        <text:list-item>
          <text:p text:style-name="P14">School</text:p>
        </text:list-item>
        <text:list-item>
          <text:p text:style-name="P14">Police Station</text:p>
        </text:list-item>
        <text:list-item>
          <text:p text:style-name="P14">Fire Station</text:p>
        </text:list-item>
        <text:list-item>
          <text:p text:style-name="P14">Post Office</text:p>
        </text:list-item>
        <text:list-item>
          <text:p text:style-name="P14">Parking</text:p>
        </text:list-item>
        <text:list-item>
          <text:p text:style-name="P14">Medical Center</text:p>
        </text:list-item>
        <text:list-item>
          <text:p text:style-name="P14">Shop &amp; Service</text:p>
        </text:list-item>
        <text:list-item>
          <text:p text:style-name="P14">Travel &amp; Transport <text:span text:style-name="T13">(manipulated after extraction to eliminate the </text:span><text:span text:style-name="T8">Travel</text:span><text:span text:style-name="T13"> component)</text:span></text:p>
        </text:list-item>
        <text:list-item>
          <text:p text:style-name="P14">Spiritual Center</text:p>
        </text:list-item>
      </text:list>
      <text:p text:style-name="P13"/>
      <text:p text:style-name="P17"><text:soft-page-break/>Finally I needed property price data per Paris’ neighborhood. Since I was unable to find a reliable and updated source for rental prices, I had to work with sale prices per m<text:span text:style-name="T14">2</text:span> of used properties, which is still reliable for this purpose since rental prices tend to be proportional to sale prices.</text:p>
      <text:p text:style-name="P17">This data was scrapped (there was no file available for download) from <text:a xlink:type="simple" xlink:href="https://droit-finances.commentcamarche.com/" text:style-name="Internet_20_link" text:visited-style-name="Visited_20_Internet_20_Link">https://droit-finances.commentcamarche.com</text:a> <text:span text:style-name="T15">[4]</text:span>, with data provided by Paris Chamber of Notaries as a result of effective property sales on 2019 third quarter.</text:p>
      <text:h text:style-name="P22" text:outline-level="1">Sources:</text:h>
      <text:p text:style-name="P19"/>
      <text:p text:style-name="P1"><text:span text:style-name="T4">[1] </text:span><text:a xlink:type="simple" xlink:href="https://www.globalpropertyguide.com/most-expensive-cities" text:style-name="Internet_20_link" text:visited-style-name="Visited_20_Internet_20_Link"><text:span text:style-name="T4">https://www.globalpropertyguide.com/most-expensive-cities</text:span></text:a></text:p>
      <text:p text:style-name="P18">[2] <text:a xlink:type="simple" xlink:href="https://www.data.gouv.fr/en/datasets/r/4765fe48-35fd-4536-b029-4727380ce23c" text:style-name="Internet_20_link" text:visited-style-name="Visited_20_Internet_20_Link"><text:span text:style-name="T16">https://www.data.gouv.fr/en/datasets/r/4765fe48-35fd-4536-b029-4727380ce23c</text:span></text:a></text:p>
      <text:p text:style-name="P18">[3] <text:a xlink:type="simple" xlink:href="https://opendata.paris.fr/explore/dataset/arrondissements/download/?format=csv&amp;timezone=Europe/London&amp;lang=fr&amp;use_labels_for_header=true&amp;csv_separator=%3B" text:style-name="Internet_20_link" text:visited-style-name="Visited_20_Internet_20_Link">https://opendata.paris.fr/explore/dataset/arrondissements/download/?format=csv&amp;timezone=Europe/London&amp;lang=fr&amp;use_labels_for_header=true&amp;csv_separator=%3B</text:a></text:p>
      <text:p text:style-name="P18">[4] <text:a xlink:type="simple" xlink:href="https://droit-finances.commentcamarche.com/faq/7409-immobilier-a-paris-prix-au-m2-des-arrondissements" text:style-name="Internet_20_link" text:visited-style-name="Visited_20_Internet_20_Link">https://droit-finances.commentcamarche.com/faq/7409-immobilier-a-paris-prix-au-m2-des-arrondissement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20:18:24.728000000</meta:creation-date>
    <dc:date>2020-03-15T00:43:41.035000000</dc:date>
    <meta:editing-duration>PT50M23S</meta:editing-duration>
    <meta:editing-cycles>8</meta:editing-cycles>
    <meta:generator>LibreOffice/6.2.7.1$Windows_X86_64 LibreOffice_project/23edc44b61b830b7d749943e020e96f5a7df63bf</meta:generator>
    <meta:document-statistic meta:table-count="0" meta:image-count="0" meta:object-count="0" meta:page-count="5" meta:paragraph-count="60" meta:word-count="745" meta:character-count="4914" meta:non-whitespace-character-count="4266"/>
  </office:meta>
</office:document-meta>
</file>